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CTIVITIES OF PAUL (18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CTIVITIES OF PAUL (18:1-2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aul in Corinth (18:1-1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aul in Corinth (18:1-1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postle's friends in this city (18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postle's faithfulness in this city (18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apostle's foes in this city (18:6, 12-17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The apostle's foes in this city (18:6, 12-17)<text:s text:c="1"/></text:span><text:span text:style-name="a470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unbelieving Jews abuse him (18:6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unbelieving Jews arrest him (18:12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unbelieving Jews accuse him (18:13-17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Paul in Corinth (18:1-17)<text:s text:c="1"/></text:span><text:span text:style-name="a488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apostle's friends in this city (18:1-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postle's faithfulness in this city (18:4-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apostle's foes in this city (18:6, 12-17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apostle's fruit in this city (18:7-8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apostle's heavenly Father in this city (18:9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THE ACTIVITIES OF PAUL (18:1-23)<text:s text:c="1"/></text:span><text:span text:style-name="a512" text:class-names=""/></text:p>
          </draw:text-box>
          <svg:title/>
          <svg:desc/>
        </draw:frame>
        <draw:frame draw:id="id94" presentation:style-name="a533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Paul in Corinth (18:1-17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Paul in Cenchrea (18:1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Paul in Ephesus (18:19-2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Paul in Antioch of Syria (18:2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Paul in Galatia (18:2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7" draw:style-name="a534" draw:master-page-name="Master1-Layout12-tx-Title-and-Text" presentation:presentation-page-layout-name="Master1-PPL12" draw:id="Slide-262">
        <draw:frame draw:id="id95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ACTS 18<text:s text:c="1"/></text:span><text:span text:style-name="a536" text:class-names=""/></text:p>
          </draw:text-box>
          <svg:title/>
          <svg:desc/>
        </draw:frame>
        <draw:frame draw:id="id96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THE ACTIVITIES OF PAUL (18:1-23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THE ACTIVITIES OF APOLLOS (18:24-2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8" draw:style-name="a549" draw:master-page-name="Master1-Layout1-title-Title-Slide" presentation:presentation-page-layout-name="Master1-PPL1" draw:id="Slide-263">
        <draw:frame draw:id="id97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THE ACTIVITIES OF APOLLOS (18:24-28)<text:s text:c="1"/></text:span><text:span text:style-name="a551" text:class-names=""/></text:p>
          </draw:text-box>
          <svg:title/>
          <svg:desc/>
        </draw:frame>
        <draw:frame draw:id="id98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Apollos in Ephesus (18:24-26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Apollos in Ephesus (18:24-26)<text:s text:c="1"/>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Who he is (18: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hat he knows (18:25-2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0" draw:style-name="a574" draw:master-page-name="Master1-Layout12-tx-Title-and-Text" presentation:presentation-page-layout-name="Master1-PPL12" draw:id="Slide-265">
        <draw:frame draw:id="id101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What he knows (18:25-26)<text:s text:c="1"/></text:span><text:span text:style-name="a576" text:class-names=""/></text:p>
          </draw:text-box>
          <svg:title/>
          <svg:desc/>
        </draw:frame>
        <draw:frame draw:id="id102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incomplete account (18:2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complete account (18:2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1" draw:style-name="a589" draw:master-page-name="Master1-Layout12-tx-Title-and-Text" presentation:presentation-page-layout-name="Master1-PPL12" draw:id="Slide-266">
        <draw:frame draw:id="id103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Apollos in Ephesus (18:24-26)<text:s text:c="1"/></text:span><text:span text:style-name="a591" text:class-names=""/></text:p>
          </draw:text-box>
          <svg:title/>
          <svg:desc/>
        </draw:frame>
        <draw:frame draw:id="id104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o he is (18:24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at he knows (18:25-26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2" draw:style-name="a604" draw:master-page-name="Master1-Layout12-tx-Title-and-Text" presentation:presentation-page-layout-name="Master1-PPL12" draw:id="Slide-267">
        <draw:frame draw:id="id105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ACTIVITIES OF APOLLOS (18:24-28)<text:s text:c="1"/></text:span><text:span text:style-name="a606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Apollos in Ephesus (18:24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Apollos in Greece (18:27-28): Here he is greatly used by God in strengthening the churches.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ACTS 18<text:s text:c="1"/></text:span><text:span text:style-name="a621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THE ACTIVITIES OF PAUL (18:1-23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ACTIVITIES OF APOLLOS (18:24-28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8 </dc:title>
    <meta:initial-creator>David STRICKLAND</meta:initial-creator>
    <dc:creator>David STRICKLAND</dc:creator>
    <meta:creation-date>2020-02-22T19:25:59Z</meta:creation-date>
    <dc:date>2020-02-22T19:25:59Z</dc:date>
    <meta:template xlink:href="BibleStudy" xlink:type="simple"/>
    <meta:editing-cycles>1</meta:editing-cycles>
    <meta:editing-duration>PT0S</meta:editing-duration>
    <meta:document-statistic meta:paragraph-count="44" meta:word-count="347"/>
  </office:meta>
</office:document-meta>
</file>